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8.493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16.325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16.298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8.493cm" style:leader-style="dotted" style:leader-text="."/>
          <style:tab-stop style:position="16.3cm" style:type="right" style:leader-style="dotted" style:leader-text="."/>
        </style:tab-stops>
      </style:paragraph-properties>
    </style:style>
    <style:style style:name="P9" style:family="paragraph" style:parent-style-name="Footer"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style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AU"/>
    </style:style>
    <style:style style:name="T8" style:family="text">
      <style:text-properties fo:color="#000000" style:font-name-complex="Calib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związania Szkieletowe w Budowaniu Aplikacji </text:p>
      <text:p text:style-name="P3">Open Source Frameworks for Rapid Application Development</text:p>
      <text:p text:style-name="Standard"/>
      <text:p text:style-name="P2">Raport z postępów prac nad projektem / Project Progress Report</text:p>
      <text:p text:style-name="Standard"/>
      <text:p text:style-name="P7"><text:span text:style-name="T1">Tytuł projektu / Project title: CMS - </text:span><text:span text:style-name="T4">Content Management System</text:span> </text:p>
      <text:p text:style-name="P4"/>
      <text:p text:style-name="P6">Autorzy / Authors: Małgorzata Kozłowska, Rafał Selewońko, Piotr Jan Klimaszewski, Krzysztof Wichowski.</text:p>
      <text:p text:style-name="P4"/>
      <text:p text:style-name="P5">Data / Date: 28.04.2011</text:p>
      <text:p text:style-name="P4"/>
      <text:p text:style-name="P8"><text:span text:style-name="T1">Period / Okres: od / from 14.04.2011 do / to: 28.04.2011</text:span></text:p>
      <text:p text:style-name="P8"><text:span text:style-name="T1"/></text:p>
      <text:p text:style-name="P8"><text:span text:style-name="T2">B</text:span><text:span text:style-name="T5">ieżący stan / Current status: </text:span><text:span text:style-name="T6">Inprogress .</text:span></text:p>
      <text:p text:style-name="P8"><text:span text:style-name="T6"/></text:p>
      <text:p text:style-name="Standard"/>
      <text:p text:style-name="P1">Kluczowe etapy / Key milestones <text:line-break/><text:span text:style-name="T3">(Proszę podać osoby odpowiedzialne za poszczególne etapy / Please indicate the person(s) responsible for each milestone):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Zrealizowane / Achieved</text:p>
          </table:table-cell>
          <table:table-cell table:style-name="Tabela1.B1" office:value-type="string">
            <text:p text:style-name="Table_20_Contents">Zaplanowane / Coming up next</text:p>
          </table:table-cell>
        </table:table-row>
        <table:table-row>
          <table:table-cell table:style-name="Tabela1.A2" office:value-type="string">
            <text:p text:style-name="Table_20_Contents">Nested pages </text:p>
            <text:p text:style-name="Table_20_Contents"><text:span text:style-name="T7">Multilingual</text:span> <text:s/></text:p>
          </table:table-cell>
          <table:table-cell table:style-name="Tabela1.B2" office:value-type="string">
            <text:p text:style-name="Table_20_Contents">Galeries</text:p>
            <text:p text:style-name="Standard"><text:span text:style-name="apple-style-span"><text:span text:style-name="T8">WYSIWYG <text:s/></text:span></text:span></text:p>
            <text:p text:style-name="Standard"><text:span text:style-name="apple-style-span"><text:span text:style-name="T8">Downloads </text:span></text:span></text:p>
            <text:p text:style-name="Table_20_Contents">Articles </text:p>
            <text:p text:style-name="Table_20_Contents">Comments </text:p>
          </table:table-cell>
        </table:table-row>
      </table:table>
      <text:p text:style-name="Standard"/>
      <text:p text:style-name="P1">Kluczowe problemy / Key problems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Rozwiązane / Resolved</text:p>
          </table:table-cell>
          <table:table-cell table:style-name="Tabela2.B1" office:value-type="string">
            <text:p text:style-name="Table_20_Contents">Do rozwiązania / To be resolved</text:p>
          </table:table-cell>
        </table:table-row>
        <table:table-row>
          <table:table-cell table:style-name="Tabela2.A2" office:value-type="string">
            <text:p text:style-name="Table_20_Contents">Multilingual Support </text:p>
            <text:p text:style-name="Table_20_Contents">Nested models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a2.B2" office:value-type="string">
            <text:p text:style-name="Table_20_Contents">File upload</text:p>
            <text:p text:style-name="Table_20_Contents">Image resize</text:p>
            <text:p text:style-name="Table_20_Contents"/>
          </table:table-cell>
        </table:table-row>
      </table:table>
      <text:p text:style-name="Standard"/>
      <text:p text:style-name="P1">Uwagi / Comment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>Source code available here: <text:a xlink:type="simple" xlink:href="http://hg.selewonko.com/cms">http://hg.selewonko.com/cms</text:a> 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pple-style-spa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© 2010 by Krzysztof Bandursk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rzysztof  Bandurski</meta:initial-creator>
    <meta:creation-date>2010-04-19T05:28:09.75</meta:creation-date>
    <dc:date>2011-04-28T14:40:06.20</dc:date>
    <meta:editing-duration>PT00H31M14S</meta:editing-duration>
    <meta:editing-cycles>7</meta:editing-cycles>
    <meta:generator>OpenOffice.ux.pl/3.1$Win32 OpenOffice.org_project/310m11$Build-39399</meta:generator>
    <meta:document-statistic meta:table-count="3" meta:image-count="0" meta:object-count="0" meta:page-count="1" meta:paragraph-count="28" meta:word-count="138" meta:character-count="973"/>
  </office:meta>
</office:document-meta>
</file>